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3dda5"/>
    </style:style>
    <style:style style:name="P2" style:family="paragraph" style:parent-style-name="Table_20_Contents">
      <style:text-properties officeooo:rsid="0003dda5" officeooo:paragraph-rsid="0003dda5"/>
    </style:style>
    <style:style style:name="P3" style:family="paragraph" style:parent-style-name="Table_20_Contents">
      <style:text-properties fo:font-weight="normal" officeooo:paragraph-rsid="0003dda5" style:font-weight-asian="normal" style:font-weight-complex="normal"/>
    </style:style>
    <style:style style:name="P4" style:family="paragraph" style:parent-style-name="Table_20_Contents">
      <style:text-properties fo:font-weight="normal" officeooo:paragraph-rsid="0003dda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3d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lumns from table: calls</text:p>
          </table:table-cell>
          <table:table-cell table:style-name="Table1.B1" office:value-type="string">
            <text:p text:style-name="P2">Columns from table: callsarchive</text:p>
          </table:table-cell>
        </table:table-row>
        <table:table-row>
          <table:table-cell table:style-name="Table1.A2" office:value-type="string">
            <text:p text:style-name="P1"><office:annotation><dc:date>2019-01-31T16:55:14.548719420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9-01-31T16:55:14.548743658</dc:date><text:p>HTML: &lt;thead style="border-collapse: collapse; border-spacing: 0.2em; border: 0.1em solid rgb(0, 0, 0); font-weight: 900; user-select: auto !important;"&gt;</text:p></office:annotation><office:annotation><dc:date>2019-01-31T16:55:14.548749484</dc:date><text:p>HTML: &lt;/thead&gt;</text:p></office:annotation><office:annotation><dc:date>2019-01-31T16:55:14.548759823</dc:date><text:p>HTML: &lt;tbody style="user-select: auto !important;"&gt;</text:p></office:annotation><office:annotation><dc:date>2019-01-31T16:55:14.548772231</dc:date><text:p>HTML: &lt;tr style="text-align: left; background: rgb(255, 255, 255); user-select: auto !important;"&gt;</text:p></office:annotation><office:annotation><dc:date>2019-01-31T16:55:14.548803828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48816437</dc:date><text:p>HTML: &lt;label for="checkbox_row_1" style="user-select: auto !important;"&gt;</text:p></office:annotation>CallNbr</text:p>
            <text:p text:style-name="P1">Status</text:p>
            <text:p text:style-name="P1">DTPlaced</text:p>
            <text:p text:style-name="P1">DTOpened</text:p>
            <text:p text:style-name="P1">DTClosed</text:p>
            <text:p text:style-name="P1">AnimalLocation</text:p>
            <text:p text:style-name="P3">CallLocation</text:p>
            <text:p text:style-name="P1">Property</text:p>
            <text:p text:style-name="P1">Species</text:p>
            <text:p text:style-name="P1">CaseRefNbr</text:p>
            <text:p text:style-name="P1">Resolution</text:p>
            <text:p text:style-name="P1">TimeToResolve</text:p>
            <text:p text:style-name="P1">PostcardSent</text:p>
            <text:p text:style-name="P1">EmailSent</text:p>
            <text:p text:style-name="P1">OpenedBy</text:p>
            <text:p text:style-name="P1">Reason</text:p>
            <text:p text:style-name="P1">LastUpdater</text:p>
            <text:p text:style-name="P1"><text:span text:style-name="T2">(Plus other fields defined for call record.)</text:span><office:annotation><dc:date>2019-01-31T16:55:14.550677806</dc:date><text:p>HTML: &lt;/label&gt;</text:p></office:annotation><office:annotation><dc:date>2019-01-31T16:55:14.550685392</dc:date><text:p>HTML: &lt;/th&gt;</text:p></office:annotation><office:annotation><dc:date>2019-01-31T16:55:14.550688455</dc:date><text:p>HTML: &lt;/tr&gt;</text:p></office:annotation><office:annotation><dc:date>2019-01-31T16:55:14.550702125</dc:date><text:p>HTML: &lt;tr style="text-align: left; background: rgb(223, 223, 223); user-select: auto !important;"&gt;</text:p></office:annotation><office:annotation><dc:date>2019-01-31T16:55:14.55072855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738441</dc:date><text:p>HTML: &lt;label for="checkbox_row_2" style="user-select: auto !important;"&gt;</text:p></office:annotation><office:annotation><dc:date>2019-01-31T16:55:14.550746884</dc:date><text:p>HTML: &lt;/label&gt;</text:p></office:annotation><office:annotation><dc:date>2019-01-31T16:55:14.550751396</dc:date><text:p>HTML: &lt;/th&gt;</text:p></office:annotation><office:annotation><dc:date>2019-01-31T16:55:14.550755336</dc:date><text:p>HTML: &lt;/tr&gt;</text:p></office:annotation><office:annotation><dc:date>2019-01-31T16:55:14.550766578</dc:date><text:p>HTML: &lt;tr style="text-align: left; background: rgb(255, 255, 255); user-select: auto !important;"&gt;</text:p></office:annotation><office:annotation><dc:date>2019-01-31T16:55:14.55078488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792527</dc:date><text:p>HTML: &lt;label for="checkbox_row_3" style="user-select: auto !important;"&gt;</text:p></office:annotation><office:annotation><dc:date>2019-01-31T16:55:14.550798577</dc:date><text:p>HTML: &lt;/label&gt;</text:p></office:annotation><office:annotation><dc:date>2019-01-31T16:55:14.550803633</dc:date><text:p>HTML: &lt;/th&gt;</text:p></office:annotation><office:annotation><dc:date>2019-01-31T16:55:14.550808240</dc:date><text:p>HTML: &lt;/tr&gt;</text:p></office:annotation><office:annotation><dc:date>2019-01-31T16:55:14.550820366</dc:date><text:p>HTML: &lt;tr style="text-align: left; background: rgb(223, 223, 223); user-select: auto !important;"&gt;</text:p></office:annotation><office:annotation><dc:date>2019-01-31T16:55:14.55083933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845145</dc:date><text:p>HTML: &lt;label for="checkbox_row_4" style="user-select: auto !important;"&gt;</text:p></office:annotation><office:annotation><dc:date>2019-01-31T16:55:14.550848272</dc:date><text:p>HTML: &lt;/label&gt;</text:p></office:annotation><office:annotation><dc:date>2019-01-31T16:55:14.550850851</dc:date><text:p>HTML: &lt;/th&gt;</text:p></office:annotation><office:annotation><dc:date>2019-01-31T16:55:14.550853068</dc:date><text:p>HTML: &lt;/tr&gt;</text:p></office:annotation><office:annotation><dc:date>2019-01-31T16:55:14.550860479</dc:date><text:p>HTML: &lt;tr style="text-align: left; background: rgb(255, 255, 255); user-select: auto !important;"&gt;</text:p></office:annotation><office:annotation><dc:date>2019-01-31T16:55:14.55087763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883044</dc:date><text:p>HTML: &lt;label for="checkbox_row_5" style="user-select: auto !important;"&gt;</text:p></office:annotation><office:annotation><dc:date>2019-01-31T16:55:14.550885938</dc:date><text:p>HTML: &lt;/label&gt;</text:p></office:annotation><office:annotation><dc:date>2019-01-31T16:55:14.550888155</dc:date><text:p>HTML: &lt;/th&gt;</text:p></office:annotation><office:annotation><dc:date>2019-01-31T16:55:14.550890218</dc:date><text:p>HTML: &lt;/tr&gt;</text:p></office:annotation><office:annotation><dc:date>2019-01-31T16:55:14.550897819</dc:date><text:p>HTML: &lt;tr style="text-align: left; background: rgb(223, 223, 223); user-select: auto !important;"&gt;</text:p></office:annotation><office:annotation><dc:date>2019-01-31T16:55:14.550916146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921739</dc:date><text:p>HTML: &lt;label for="checkbox_row_6" style="user-select: auto !important;"&gt;</text:p></office:annotation><office:annotation><dc:date>2019-01-31T16:55:14.550925861</dc:date><text:p>HTML: &lt;/label&gt;</text:p></office:annotation><office:annotation><dc:date>2019-01-31T16:55:14.550928214</dc:date><text:p>HTML: &lt;/th&gt;</text:p></office:annotation><office:annotation><dc:date>2019-01-31T16:55:14.550930367</dc:date><text:p>HTML: &lt;/tr&gt;</text:p></office:annotation><office:annotation><dc:date>2019-01-31T16:55:14.550937658</dc:date><text:p>HTML: &lt;tr style="text-align: left; background: rgb(255, 255, 255); user-select: auto !important;"&gt;</text:p></office:annotation><office:annotation><dc:date>2019-01-31T16:55:14.55095507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960478</dc:date><text:p>HTML: &lt;label for="checkbox_row_7" style="user-select: auto !important;"&gt;</text:p></office:annotation><office:annotation><dc:date>2019-01-31T16:55:14.550963951</dc:date><text:p>HTML: &lt;/label&gt;</text:p></office:annotation><office:annotation><dc:date>2019-01-31T16:55:14.550965965</dc:date><text:p>HTML: &lt;/th&gt;</text:p></office:annotation><office:annotation><dc:date>2019-01-31T16:55:14.550968004</dc:date><text:p>HTML: &lt;/tr&gt;</text:p></office:annotation><office:annotation><dc:date>2019-01-31T16:55:14.550975503</dc:date><text:p>HTML: &lt;tr style="text-align: left; background: rgb(223, 223, 223); user-select: auto !important;"&gt;</text:p></office:annotation><office:annotation><dc:date>2019-01-31T16:55:14.55099415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0999537</dc:date><text:p>HTML: &lt;label for="checkbox_row_8" style="user-select: auto !important;"&gt;</text:p></office:annotation><office:annotation><dc:date>2019-01-31T16:55:14.551002620</dc:date><text:p>HTML: &lt;/label&gt;</text:p></office:annotation><office:annotation><dc:date>2019-01-31T16:55:14.551004805</dc:date><text:p>HTML: &lt;/th&gt;</text:p></office:annotation><office:annotation><dc:date>2019-01-31T16:55:14.551007386</dc:date><text:p>HTML: &lt;/tr&gt;</text:p></office:annotation><office:annotation><dc:date>2019-01-31T16:55:14.551018187</dc:date><text:p>HTML: &lt;tr style="text-align: left; background: -webkit-linear-gradient(top, rgb(206, 214, 223), rgb(182, 198, 215)); color: rgb(0, 0, 0); user-select: auto !important;"&gt;</text:p></office:annotation><office:annotation><dc:date>2019-01-31T16:55:14.551037929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043687</dc:date><text:p>HTML: &lt;label for="checkbox_row_9" style="user-select: auto !important;"&gt;</text:p></office:annotation><office:annotation><dc:date>2019-01-31T16:55:14.551046742</dc:date><text:p>HTML: &lt;/label&gt;</text:p></office:annotation><office:annotation><dc:date>2019-01-31T16:55:14.551048910</dc:date><text:p>HTML: &lt;/th&gt;</text:p></office:annotation><office:annotation><dc:date>2019-01-31T16:55:14.551051289</dc:date><text:p>HTML: &lt;/tr&gt;</text:p></office:annotation><office:annotation><dc:date>2019-01-31T16:55:14.551058329</dc:date><text:p>HTML: &lt;tr style="text-align: left; background: rgb(223, 223, 223); user-select: auto !important;"&gt;</text:p></office:annotation><office:annotation><dc:date>2019-01-31T16:55:14.55107841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084376</dc:date><text:p>HTML: &lt;label for="checkbox_row_10" style="user-select: auto !important;"&gt;</text:p></office:annotation><office:annotation><dc:date>2019-01-31T16:55:14.551087773</dc:date><text:p>HTML: &lt;/label&gt;</text:p></office:annotation><office:annotation><dc:date>2019-01-31T16:55:14.551089766</dc:date><text:p>HTML: &lt;/th&gt;</text:p></office:annotation><office:annotation><dc:date>2019-01-31T16:55:14.551091845</dc:date><text:p>HTML: &lt;/tr&gt;</text:p></office:annotation><office:annotation><dc:date>2019-01-31T16:55:14.551099490</dc:date><text:p>HTML: &lt;tr style="text-align: left; background: rgb(255, 255, 255); user-select: auto !important;"&gt;</text:p></office:annotation><office:annotation><dc:date>2019-01-31T16:55:14.55111761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123325</dc:date><text:p>HTML: &lt;label for="checkbox_row_11" style="user-select: auto !important;"&gt;</text:p></office:annotation><office:annotation><dc:date>2019-01-31T16:55:14.551126304</dc:date><text:p>HTML: &lt;/label&gt;</text:p></office:annotation><office:annotation><dc:date>2019-01-31T16:55:14.551128323</dc:date><text:p>HTML: &lt;/th&gt;</text:p></office:annotation><office:annotation><dc:date>2019-01-31T16:55:14.551130267</dc:date><text:p>HTML: &lt;/tr&gt;</text:p></office:annotation><office:annotation><dc:date>2019-01-31T16:55:14.551137808</dc:date><text:p>HTML: &lt;tr style="text-align: left; background: rgb(223, 223, 223); user-select: auto !important;"&gt;</text:p></office:annotation><office:annotation><dc:date>2019-01-31T16:55:14.55115528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161038</dc:date><text:p>HTML: &lt;label for="checkbox_row_12" style="user-select: auto !important;"&gt;</text:p></office:annotation><office:annotation><dc:date>2019-01-31T16:55:14.551164296</dc:date><text:p>HTML: &lt;/label&gt;</text:p></office:annotation><office:annotation><dc:date>2019-01-31T16:55:14.551166329</dc:date><text:p>HTML: &lt;/th&gt;</text:p></office:annotation><office:annotation><dc:date>2019-01-31T16:55:14.551168337</dc:date><text:p>HTML: &lt;/tr&gt;</text:p></office:annotation><office:annotation><dc:date>2019-01-31T16:55:14.551175111</dc:date><text:p>HTML: &lt;tr style="text-align: left; background: rgb(255, 255, 255); user-select: auto !important;"&gt;</text:p></office:annotation><office:annotation><dc:date>2019-01-31T16:55:14.551192284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197744</dc:date><text:p>HTML: &lt;label for="checkbox_row_13" style="user-select: auto !important;"&gt;</text:p></office:annotation><office:annotation><dc:date>2019-01-31T16:55:14.551201343</dc:date><text:p>HTML: &lt;/label&gt;</text:p></office:annotation><office:annotation><dc:date>2019-01-31T16:55:14.551203340</dc:date><text:p>HTML: &lt;/th&gt;</text:p></office:annotation><office:annotation><dc:date>2019-01-31T16:55:14.551205282</dc:date><text:p>HTML: &lt;/tr&gt;</text:p></office:annotation><office:annotation><dc:date>2019-01-31T16:55:14.551212446</dc:date><text:p>HTML: &lt;tr style="text-align: left; background: rgb(223, 223, 223); user-select: auto !important;"&gt;</text:p></office:annotation><office:annotation><dc:date>2019-01-31T16:55:14.551230633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235988</dc:date><text:p>HTML: &lt;label for="checkbox_row_14" style="user-select: auto !important;"&gt;</text:p></office:annotation><office:annotation><dc:date>2019-01-31T16:55:14.551239217</dc:date><text:p>HTML: &lt;/label&gt;</text:p></office:annotation><office:annotation><dc:date>2019-01-31T16:55:14.551241190</dc:date><text:p>HTML: &lt;/th&gt;</text:p></office:annotation><office:annotation><dc:date>2019-01-31T16:55:14.551243097</dc:date><text:p>HTML: &lt;/tr&gt;</text:p></office:annotation><office:annotation><dc:date>2019-01-31T16:55:14.551249481</dc:date><text:p>HTML: &lt;tr style="text-align: left; background: rgb(255, 255, 255); user-select: auto !important;"&gt;</text:p></office:annotation><office:annotation><dc:date>2019-01-31T16:55:14.551266587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272401</dc:date><text:p>HTML: &lt;label for="checkbox_row_15" style="user-select: auto !important;"&gt;</text:p></office:annotation><office:annotation><dc:date>2019-01-31T16:55:14.551275561</dc:date><text:p>HTML: &lt;/label&gt;</text:p></office:annotation><office:annotation><dc:date>2019-01-31T16:55:14.551277668</dc:date><text:p>HTML: &lt;/th&gt;</text:p></office:annotation><office:annotation><dc:date>2019-01-31T16:55:14.551279545</dc:date><text:p>HTML: &lt;/tr&gt;</text:p></office:annotation><office:annotation><dc:date>2019-01-31T16:55:14.551286397</dc:date><text:p>HTML: &lt;tr style="text-align: left; background: rgb(223, 223, 223); user-select: auto !important;"&gt;</text:p></office:annotation><office:annotation><dc:date>2019-01-31T16:55:14.551303997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309895</dc:date><text:p>HTML: &lt;label for="checkbox_row_16" style="user-select: auto !important;"&gt;</text:p></office:annotation><office:annotation><dc:date>2019-01-31T16:55:14.551313028</dc:date><text:p>HTML: &lt;/label&gt;</text:p></office:annotation><office:annotation><dc:date>2019-01-31T16:55:14.551315007</dc:date><text:p>HTML: &lt;/th&gt;</text:p></office:annotation><office:annotation><dc:date>2019-01-31T16:55:14.551317008</dc:date><text:p>HTML: &lt;/tr&gt;</text:p></office:annotation><office:annotation><dc:date>2019-01-31T16:55:14.551323201</dc:date><text:p>HTML: &lt;tr style="text-align: left; background: rgb(255, 255, 255); user-select: auto !important;"&gt;</text:p></office:annotation><office:annotation><dc:date>2019-01-31T16:55:14.551340773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5:14.551346201</dc:date><text:p>HTML: &lt;label for="checkbox_row_17" style="user-select: auto !important;"&gt;</text:p></office:annotation><office:annotation><dc:date>2019-01-31T16:55:14.551349400</dc:date><text:p>HTML: &lt;/label&gt;</text:p></office:annotation></text:p>
          </table:table-cell>
          <table:table-cell table:style-name="Table1.B2" office:value-type="string">
            <text:p text:style-name="P3">CallNbr</text:p>
            <text:p text:style-name="P3">Status</text:p>
            <text:p text:style-name="P3">DTPlaced</text:p>
            <text:p text:style-name="P3">DTOpened</text:p>
            <text:p text:style-name="P3">DTClosed</text:p>
            <text:p text:style-name="P3">AnimalLocation</text:p>
            <text:p text:style-name="P3">CallLocation</text:p>
            <text:p text:style-name="P3">Property</text:p>
            <text:p text:style-name="P3">Species</text:p>
            <text:p text:style-name="P3">CaseRefNbr</text:p>
            <text:p text:style-name="P3">Resolution</text:p>
            <text:p text:style-name="P3">TimeToResolve</text:p>
            <text:p text:style-name="P3">PostcardSent</text:p>
            <text:p text:style-name="P3">EmailSent</text:p>
            <text:p text:style-name="P3">OpenedBy</text:p>
            <text:p text:style-name="P3">Reason</text:p>
            <text:p text:style-name="P1"><text:span text:style-name="T1">LastUpdater</text:span><office:annotation><dc:date>2019-01-31T16:52:30.145835372</dc:date><text:p>HTML: &lt;table id="tablestructure" class="data topmargin" style="color: rgb(0, 0, 0); font-size: 12px; font-style: normal; font-variant-ligatures: normal; font-variant-caps: normal; font-weight: 400; letter-spacing: normal; orphans: 2; text-align: start; text-indent: 0px; text-transform: none; white-space: normal; widows: 2; word-spacing: 0px; -webkit-text-stroke-width: 0px; text-decoration-style: initial; text-decoration-color: initial; border-collapse: collapse; background-color: rgb(255, 255, 255); border: 0.1em solid rgb(0, 0, 0); border-spacing: 0.2em; margin: 1em 0px 12px; font-family: sans-serif; user-select: auto !important;"&gt;</text:p></office:annotation><office:annotation><dc:date>2019-01-31T16:52:30.145895964</dc:date><text:p>HTML: &lt;thead style="border-collapse: collapse; border-spacing: 0.2em; border: 0.1em solid rgb(0, 0, 0); font-weight: 900; user-select: auto !important;"&gt;</text:p></office:annotation><office:annotation><dc:date>2019-01-31T16:52:30.145907164</dc:date><text:p>HTML: &lt;/thead&gt;</text:p></office:annotation><office:annotation><dc:date>2019-01-31T16:52:30.145924965</dc:date><text:p>HTML: &lt;tbody style="user-select: auto !important;"&gt;</text:p></office:annotation><office:annotation><dc:date>2019-01-31T16:52:30.145950402</dc:date><text:p>HTML: &lt;tr style="text-align: left; background: rgb(255, 255, 255); user-select: auto !important;"&gt;</text:p></office:annotation><office:annotation><dc:date>2019-01-31T16:52:30.146013996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146035630</dc:date><text:p>HTML: &lt;label for="checkbox_row_1" style="user-select: auto !important;"&gt;</text:p></office:annotation><office:annotation><dc:date>2019-01-31T16:52:30.253435042</dc:date><text:p>HTML: &lt;/label&gt;</text:p></office:annotation><office:annotation><dc:date>2019-01-31T16:52:30.253469129</dc:date><text:p>HTML: &lt;/th&gt;</text:p></office:annotation><office:annotation><dc:date>2019-01-31T16:52:30.253486634</dc:date><text:p>HTML: &lt;/tr&gt;</text:p></office:annotation><office:annotation><dc:date>2019-01-31T16:52:30.253543888</dc:date><text:p>HTML: &lt;tr style="text-align: left; background: rgb(223, 223, 223); user-select: auto !important;"&gt;</text:p></office:annotation><office:annotation><dc:date>2019-01-31T16:52:30.253619038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3640853</dc:date><text:p>HTML: &lt;label for="checkbox_row_2" style="user-select: auto !important;"&gt;</text:p></office:annotation><office:annotation><dc:date>2019-01-31T16:52:30.253654103</dc:date><text:p>HTML: &lt;/label&gt;</text:p></office:annotation><office:annotation><dc:date>2019-01-31T16:52:30.253662446</dc:date><text:p>HTML: &lt;/th&gt;</text:p></office:annotation><office:annotation><dc:date>2019-01-31T16:52:30.253670455</dc:date><text:p>HTML: &lt;/tr&gt;</text:p></office:annotation><office:annotation><dc:date>2019-01-31T16:52:30.253694970</dc:date><text:p>HTML: &lt;tr style="text-align: left; background: rgb(255, 255, 255); user-select: auto !important;"&gt;</text:p></office:annotation><office:annotation><dc:date>2019-01-31T16:52:30.253756880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3776309</dc:date><text:p>HTML: &lt;label for="checkbox_row_3" style="user-select: auto !important;"&gt;</text:p></office:annotation><office:annotation><dc:date>2019-01-31T16:52:30.253787805</dc:date><text:p>HTML: &lt;/label&gt;</text:p></office:annotation><office:annotation><dc:date>2019-01-31T16:52:30.253795292</dc:date><text:p>HTML: &lt;/th&gt;</text:p></office:annotation><office:annotation><dc:date>2019-01-31T16:52:30.253803260</dc:date><text:p>HTML: &lt;/tr&gt;</text:p></office:annotation><office:annotation><dc:date>2019-01-31T16:52:30.253826703</dc:date><text:p>HTML: &lt;tr style="text-align: left; background: rgb(223, 223, 223); user-select: auto !important;"&gt;</text:p></office:annotation><office:annotation><dc:date>2019-01-31T16:52:30.25388929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3908498</dc:date><text:p>HTML: &lt;label for="checkbox_row_4" style="user-select: auto !important;"&gt;</text:p></office:annotation><office:annotation><dc:date>2019-01-31T16:52:30.253918997</dc:date><text:p>HTML: &lt;/label&gt;</text:p></office:annotation><office:annotation><dc:date>2019-01-31T16:52:30.253927125</dc:date><text:p>HTML: &lt;/th&gt;</text:p></office:annotation><office:annotation><dc:date>2019-01-31T16:52:30.253933770</dc:date><text:p>HTML: &lt;/tr&gt;</text:p></office:annotation><office:annotation><dc:date>2019-01-31T16:52:30.253956497</dc:date><text:p>HTML: &lt;tr style="text-align: left; background: rgb(255, 255, 255); user-select: auto !important;"&gt;</text:p></office:annotation><office:annotation><dc:date>2019-01-31T16:52:30.254018507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067729</dc:date><text:p>HTML: &lt;label for="checkbox_row_5" style="user-select: auto !important;"&gt;</text:p></office:annotation><office:annotation><dc:date>2019-01-31T16:52:30.254087518</dc:date><text:p>HTML: &lt;/label&gt;</text:p></office:annotation><office:annotation><dc:date>2019-01-31T16:52:30.254096258</dc:date><text:p>HTML: &lt;/th&gt;</text:p></office:annotation><office:annotation><dc:date>2019-01-31T16:52:30.254103490</dc:date><text:p>HTML: &lt;/tr&gt;</text:p></office:annotation><office:annotation><dc:date>2019-01-31T16:52:30.254128932</dc:date><text:p>HTML: &lt;tr style="text-align: left; background: rgb(223, 223, 223); user-select: auto !important;"&gt;</text:p></office:annotation><office:annotation><dc:date>2019-01-31T16:52:30.254191529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211113</dc:date><text:p>HTML: &lt;label for="checkbox_row_6" style="user-select: auto !important;"&gt;</text:p></office:annotation><office:annotation><dc:date>2019-01-31T16:52:30.254222534</dc:date><text:p>HTML: &lt;/label&gt;</text:p></office:annotation><office:annotation><dc:date>2019-01-31T16:52:30.254230151</dc:date><text:p>HTML: &lt;/th&gt;</text:p></office:annotation><office:annotation><dc:date>2019-01-31T16:52:30.254237503</dc:date><text:p>HTML: &lt;/tr&gt;</text:p></office:annotation><office:annotation><dc:date>2019-01-31T16:52:30.254260901</dc:date><text:p>HTML: &lt;tr style="text-align: left; background: rgb(255, 255, 255); user-select: auto !important;"&gt;</text:p></office:annotation><office:annotation><dc:date>2019-01-31T16:52:30.254323402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342330</dc:date><text:p>HTML: &lt;label for="checkbox_row_7" style="user-select: auto !important;"&gt;</text:p></office:annotation><office:annotation><dc:date>2019-01-31T16:52:30.254353746</dc:date><text:p>HTML: &lt;/label&gt;</text:p></office:annotation><office:annotation><dc:date>2019-01-31T16:52:30.254360832</dc:date><text:p>HTML: &lt;/th&gt;</text:p></office:annotation><office:annotation><dc:date>2019-01-31T16:52:30.254368369</dc:date><text:p>HTML: &lt;/tr&gt;</text:p></office:annotation><office:annotation><dc:date>2019-01-31T16:52:30.254391541</dc:date><text:p>HTML: &lt;tr style="text-align: left; background: rgb(223, 223, 223); user-select: auto !important;"&gt;</text:p></office:annotation><office:annotation><dc:date>2019-01-31T16:52:30.254453772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472765</dc:date><text:p>HTML: &lt;label for="checkbox_row_8" style="user-select: auto !important;"&gt;</text:p></office:annotation><office:annotation><dc:date>2019-01-31T16:52:30.254483279</dc:date><text:p>HTML: &lt;/label&gt;</text:p></office:annotation><office:annotation><dc:date>2019-01-31T16:52:30.254490906</dc:date><text:p>HTML: &lt;/th&gt;</text:p></office:annotation><office:annotation><dc:date>2019-01-31T16:52:30.254497917</dc:date><text:p>HTML: &lt;/tr&gt;</text:p></office:annotation><office:annotation><dc:date>2019-01-31T16:52:30.254521240</dc:date><text:p>HTML: &lt;tr style="text-align: left; background: rgb(255, 255, 255); user-select: auto !important;"&gt;</text:p></office:annotation><office:annotation><dc:date>2019-01-31T16:52:30.254582925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602509</dc:date><text:p>HTML: &lt;label for="checkbox_row_9" style="user-select: auto !important;"&gt;</text:p></office:annotation><office:annotation><dc:date>2019-01-31T16:52:30.254613268</dc:date><text:p>HTML: &lt;/label&gt;</text:p></office:annotation><office:annotation><dc:date>2019-01-31T16:52:30.254620895</dc:date><text:p>HTML: &lt;/th&gt;</text:p></office:annotation><office:annotation><dc:date>2019-01-31T16:52:30.254627641</dc:date><text:p>HTML: &lt;/tr&gt;</text:p></office:annotation><office:annotation><dc:date>2019-01-31T16:52:30.254650332</dc:date><text:p>HTML: &lt;tr style="text-align: left; background: rgb(223, 223, 223); user-select: auto !important;"&gt;</text:p></office:annotation><office:annotation><dc:date>2019-01-31T16:52:30.254712954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4731641</dc:date><text:p>HTML: &lt;label for="checkbox_row_10" style="user-select: auto !important;"&gt;</text:p></office:annotation><office:annotation><dc:date>2019-01-31T16:52:30.254742170</dc:date><text:p>HTML: &lt;/label&gt;</text:p></office:annotation><office:annotation><dc:date>2019-01-31T16:52:30.254750068</dc:date><text:p>HTML: &lt;/th&gt;</text:p></office:annotation><office:annotation><dc:date>2019-01-31T16:52:30.254757129</dc:date><text:p>HTML: &lt;/tr&gt;</text:p></office:annotation><office:annotation><dc:date>2019-01-31T16:52:30.254926958</dc:date><text:p>HTML: &lt;tr style="text-align: left; background: rgb(255, 255, 255); user-select: auto !important;"&gt;</text:p></office:annotation><office:annotation><dc:date>2019-01-31T16:52:30.254991283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010933</dc:date><text:p>HTML: &lt;label for="checkbox_row_11" style="user-select: auto !important;"&gt;</text:p></office:annotation><office:annotation><dc:date>2019-01-31T16:52:30.255023597</dc:date><text:p>HTML: &lt;/label&gt;</text:p></office:annotation><office:annotation><dc:date>2019-01-31T16:52:30.255031294</dc:date><text:p>HTML: &lt;/th&gt;</text:p></office:annotation><office:annotation><dc:date>2019-01-31T16:52:30.255038425</dc:date><text:p>HTML: &lt;/tr&gt;</text:p></office:annotation><office:annotation><dc:date>2019-01-31T16:52:30.255062359</dc:date><text:p>HTML: &lt;tr style="text-align: left; background: rgb(223, 223, 223); user-select: auto !important;"&gt;</text:p></office:annotation><office:annotation><dc:date>2019-01-31T16:52:30.255136682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175475</dc:date><text:p>HTML: &lt;label for="checkbox_row_12" style="user-select: auto !important;"&gt;</text:p></office:annotation><office:annotation><dc:date>2019-01-31T16:52:30.255199480</dc:date><text:p>HTML: &lt;/label&gt;</text:p></office:annotation><office:annotation><dc:date>2019-01-31T16:52:30.255215917</dc:date><text:p>HTML: &lt;/th&gt;</text:p></office:annotation><office:annotation><dc:date>2019-01-31T16:52:30.255230956</dc:date><text:p>HTML: &lt;/tr&gt;</text:p></office:annotation><office:annotation><dc:date>2019-01-31T16:52:30.255277597</dc:date><text:p>HTML: &lt;tr style="text-align: left; background: rgb(255, 255, 255); user-select: auto !important;"&gt;</text:p></office:annotation><office:annotation><dc:date>2019-01-31T16:52:30.255394742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436205</dc:date><text:p>HTML: &lt;label for="checkbox_row_13" style="user-select: auto !important;"&gt;</text:p></office:annotation><office:annotation><dc:date>2019-01-31T16:52:30.255461302</dc:date><text:p>HTML: &lt;/label&gt;</text:p></office:annotation><office:annotation><dc:date>2019-01-31T16:52:30.255479238</dc:date><text:p>HTML: &lt;/th&gt;</text:p></office:annotation><office:annotation><dc:date>2019-01-31T16:52:30.255494532</dc:date><text:p>HTML: &lt;/tr&gt;</text:p></office:annotation><office:annotation><dc:date>2019-01-31T16:52:30.255532719</dc:date><text:p>HTML: &lt;tr style="text-align: left; background: rgb(223, 223, 223); user-select: auto !important;"&gt;</text:p></office:annotation><office:annotation><dc:date>2019-01-31T16:52:30.255597315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616844</dc:date><text:p>HTML: &lt;label for="checkbox_row_14" style="user-select: auto !important;"&gt;</text:p></office:annotation><office:annotation><dc:date>2019-01-31T16:52:30.255628455</dc:date><text:p>HTML: &lt;/label&gt;</text:p></office:annotation><office:annotation><dc:date>2019-01-31T16:52:30.255636338</dc:date><text:p>HTML: &lt;/th&gt;</text:p></office:annotation><office:annotation><dc:date>2019-01-31T16:52:30.255643815</dc:date><text:p>HTML: &lt;/tr&gt;</text:p></office:annotation><office:annotation><dc:date>2019-01-31T16:52:30.255667308</dc:date><text:p>HTML: &lt;tr style="text-align: left; background: rgb(255, 255, 255); user-select: auto !important;"&gt;</text:p></office:annotation><office:annotation><dc:date>2019-01-31T16:52:30.255728933</dc:date><text:p>HTML: &lt;th class="nowrap" style="font-weight: bold; color: rgb(0, 0, 0); background: rgb(255, 255, 255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747615</dc:date><text:p>HTML: &lt;label for="checkbox_row_15" style="user-select: auto !important;"&gt;</text:p></office:annotation><office:annotation><dc:date>2019-01-31T16:52:30.255758816</dc:date><text:p>HTML: &lt;/label&gt;</text:p></office:annotation><office:annotation><dc:date>2019-01-31T16:52:30.255766187</dc:date><text:p>HTML: &lt;/th&gt;</text:p></office:annotation><office:annotation><dc:date>2019-01-31T16:52:30.255773308</dc:date><text:p>HTML: &lt;/tr&gt;</text:p></office:annotation><office:annotation><dc:date>2019-01-31T16:52:30.255796381</dc:date><text:p>HTML: &lt;tr style="text-align: left; background: rgb(223, 223, 223); user-select: auto !important;"&gt;</text:p></office:annotation><office:annotation><dc:date>2019-01-31T16:52:30.255858541</dc:date><text:p>HTML: &lt;th class="nowrap" style="font-weight: bold; color: rgb(0, 0, 0); background: rgb(223, 223, 223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5877759</dc:date><text:p>HTML: &lt;label for="checkbox_row_16" style="user-select: auto !important;"&gt;</text:p></office:annotation><office:annotation><dc:date>2019-01-31T16:52:30.255888669</dc:date><text:p>HTML: &lt;/label&gt;</text:p></office:annotation><office:annotation><dc:date>2019-01-31T16:52:30.255896582</dc:date><text:p>HTML: &lt;/th&gt;</text:p></office:annotation><office:annotation><dc:date>2019-01-31T16:52:30.255903212</dc:date><text:p>HTML: &lt;/tr&gt;</text:p></office:annotation><office:annotation><dc:date>2019-01-31T16:52:30.255939289</dc:date><text:p>HTML: &lt;tr style="text-align: left; background: -webkit-linear-gradient(top, rgb(206, 214, 223), rgb(182, 198, 215)); color: rgb(0, 0, 0); user-select: auto !important;"&gt;</text:p></office:annotation><office:annotation><dc:date>2019-01-31T16:52:30.256009909</dc:date><text:p>HTML: &lt;th class="nowrap" style="font-weight: bold; color: rgb(0, 0, 0); background: -webkit-linear-gradient(top, rgb(206, 214, 223), rgb(182, 198, 215)); text-align: left; font-size: 12px; border: 0.1em solid rgb(0, 0, 0); padding: 0.1em 0.3em; margin: 0.1em; vertical-align: middle; text-shadow: rgb(255, 255, 255) 0px 1px 0px; white-space: nowrap; user-select: auto !important;"&gt;</text:p></office:annotation><office:annotation><dc:date>2019-01-31T16:52:30.256029528</dc:date><text:p>HTML: &lt;label for="checkbox_row_17" style="user-select: auto !important;"&gt;</text:p></office:annotation><office:annotation><dc:date>2019-01-31T16:52:30.256041064</dc:date><text:p>HTML: &lt;/label&gt;</text:p></office:annotation><office:annotation><dc:date>2019-01-31T16:52:30.256048736</dc:date><text:p>HTML: &lt;/th&gt;</text:p></office:annotation><office:annotation><dc:date>2019-01-31T16:52:30.256055778</dc:date><text:p>HTML: &lt;/tr&gt;</text:p></office:annotatio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52:03.880257460</meta:creation-date>
    <dc:title>default</dc:title>
    <meta:editing-duration>PT17M34S</meta:editing-duration>
    <meta:editing-cycles>3</meta:editing-cycles>
    <meta:generator>LibreOffice/6.0.7.3$Linux_X86_64 LibreOffice_project/00m0$Build-3</meta:generator>
    <meta:initial-creator>Dave Klinzman</meta:initial-creator>
    <dc:date>2019-02-01T14:06:22.326987725</dc:date>
    <dc:creator>Dave Klinzman</dc:creator>
    <meta:document-statistic meta:table-count="1" meta:image-count="0" meta:object-count="0" meta:page-count="1" meta:paragraph-count="37" meta:word-count="49" meta:character-count="415" meta:non-whitespace-character-count="403"/>
    <meta:template xlink:type="simple" xlink:actuate="onRequest" xlink:title="default" xlink:href="../../../../../.config/libreoffice/4/user/template/default.ott" meta:date="2019-01-31T16:52:02.059334959"/>
  </office:meta>
</office:document-meta>
</file>